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155.91pt"/>
    </style:style>
    <style:style style:name="co6" style:family="table-column">
      <style:table-column-properties fo:break-before="auto" style:column-width="153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5983b0"/>
    </style:style>
    <style:style style:name="ce10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1.36pt" svg:y="118.06pt">
            <draw:object draw:notify-on-update-of-ranges="Sheet1.C5:Sheet1.C9 Sheet1.D2:Sheet1.D2 Sheet1.D5:Sheet1.D9 Sheet1.E2:Sheet1.E2 Sheet1.E5:Sheet1.E9 Sheet1.F2:Sheet1.F2 Sheet1.F5:Sheet1.F9 Sheet1.G2:Sheet1.G2 Sheet1.G5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9"/>
        <table:table-column table:style-name="co6" table:default-cell-style-name="ce10"/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laptop1</text:p>
          </table:table-cell>
          <table:table-cell office:value-type="string" calcext:value-type="string">
            <text:p>laptop2</text:p>
          </table:table-cell>
          <table:table-cell office:value-type="string" calcext:value-type="string">
            <text:p>deskto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ARMv7 rev 4 (v7l) @ 1.2GHz</text:p>
          </table:table-cell>
          <table:table-cell office:value-type="string" calcext:value-type="string">
            <text:p>Intel Core2 P8600 @ 2x 2.401GHz</text:p>
          </table:table-cell>
          <table:table-cell office:value-type="string" calcext:value-type="string">
            <text:p>Intel Core i5-2540M @ 4x 3.3GHz</text:p>
          </table:table-cell>
          <table:table-cell office:value-type="string" calcext:value-type="string">
            <text:p>Intel Core i7 860 @ 8x 2.793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cores (#virtual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(4)</text:p>
          </table:table-cell>
          <table:table-cell office:value-type="string" calcext:value-type="string">
            <text:p>4(8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Min runtime of five tests of the input text</text:p>
          </table:table-cell>
          <table:table-cell table:style-name="ce2" office:value-type="string" calcext:value-type="string">
            <text:p>racket</text:p>
          </table:table-cell>
          <table:table-cell table:style-name="ce2" office:value-type="float" office:value="0.949294567108154" calcext:value-type="float">
            <text:p>0.949294567108154</text:p>
          </table:table-cell>
          <table:table-cell table:style-name="ce2" office:value-type="float" office:value="0.433501720428467" calcext:value-type="float">
            <text:p>0.433501720428467</text:p>
          </table:table-cell>
          <table:table-cell table:style-name="ce2" office:value-type="float" office:value="0.269920110702515" calcext:value-type="float">
            <text:p>0.269920110702515</text:p>
          </table:table-cell>
          <table:table-cell table:style-name="ce2" office:value-type="float" office:value="0.208037137985229" calcext:value-type="float">
            <text:p>0.208037137985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table:style-name="ce3" office:value-type="string" calcext:value-type="string">
            <text:p>pride1</text:p>
          </table:table-cell>
          <table:table-cell table:style-name="ce3" office:value-type="float" office:value="1.2240138053894" calcext:value-type="float">
            <text:p>1.2240138053894</text:p>
          </table:table-cell>
          <table:table-cell table:style-name="ce3" office:value-type="float" office:value="0.465849161148071" calcext:value-type="float">
            <text:p>0.465849161148071</text:p>
          </table:table-cell>
          <table:table-cell table:style-name="ce3" office:value-type="float" office:value="0.27591609954834" calcext:value-type="float">
            <text:p>0.27591609954834</text:p>
          </table:table-cell>
          <table:table-cell table:style-name="ce3" office:value-type="float" office:value="0.224612236022949" calcext:value-type="float">
            <text:p>0.224612236022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style-name="ce4" office:value-type="string" calcext:value-type="string">
            <text:p>pride10</text:p>
          </table:table-cell>
          <table:table-cell table:style-name="ce4" office:value-type="float" office:value="5.04536890983582" calcext:value-type="float">
            <text:p>5.04536890983582</text:p>
          </table:table-cell>
          <table:table-cell table:style-name="ce4" office:value-type="float" office:value="1.22123289108276" calcext:value-type="float">
            <text:p>1.22123289108276</text:p>
          </table:table-cell>
          <table:table-cell table:style-name="ce4" office:value-type="float" office:value="0.669810056686401" calcext:value-type="float">
            <text:p>0.669810056686401</text:p>
          </table:table-cell>
          <table:table-cell table:style-name="ce4" office:value-type="float" office:value="0.629442691802979" calcext:value-type="float">
            <text:p>0.629442691802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pride100</text:p>
          </table:table-cell>
          <table:table-cell table:style-name="ce5" office:value-type="float" office:value="37.4046270847321" calcext:value-type="float">
            <text:p>37.4046270847321</text:p>
          </table:table-cell>
          <table:table-cell table:style-name="ce5" office:value-type="float" office:value="9.96339297294617" calcext:value-type="float">
            <text:p>9.96339297294617</text:p>
          </table:table-cell>
          <table:table-cell table:style-name="ce5" office:value-type="float" office:value="5.35229730606079" calcext:value-type="float">
            <text:p>5.35229730606079</text:p>
          </table:table-cell>
          <table:table-cell table:style-name="ce5" office:value-type="float" office:value="4.58742928504944" calcext:value-type="float">
            <text:p>4.58742928504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style-name="ce6" office:value-type="string" calcext:value-type="string">
            <text:p>pride1000</text:p>
          </table:table-cell>
          <table:table-cell table:style-name="ce6" office:value-type="float" office:value="252.932074785233" calcext:value-type="float">
            <text:p>252.932074785233</text:p>
          </table:table-cell>
          <table:table-cell table:style-name="ce6" office:value-type="float" office:value="90.8320808410645" calcext:value-type="float">
            <text:p>90.8320808410645</text:p>
          </table:table-cell>
          <table:table-cell table:style-name="ce6" office:value-type="float" office:value="48.6596572399139" calcext:value-type="float">
            <text:p>48.6596572399139</text:p>
          </table:table-cell>
          <table:table-cell table:style-name="ce6" office:value-type="float" office:value="26.1824762821197" calcext:value-type="float">
            <text:p>26.182476282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7:40:44.702804608</meta:creation-date>
    <meta:generator>LibreOffice/6.1.5.2$Linux_X86_64 LibreOffice_project/10$Build-2</meta:generator>
    <dc:date>2021-02-24T18:58:51.149207992</dc:date>
    <meta:editing-duration>PT57M29S</meta:editing-duration>
    <meta:editing-cycles>7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Runtime of Map and Reduce on Certian Texts</text:p>
        </chart:title>
        <chart:legend chart:legend-position="end" svg:x="13.446cm" svg:y="3.454cm" style:legend-expansion="high" chart:style-name="ch3"/>
        <chart:plot-area chart:style-name="ch4" table:cell-range-address="Sheet1.C5:Sheet1.G9 Sheet1.D2:Sheet1.G2" chart:data-source-has-labels="both" svg:x="1.331cm" svg:y="1.275cm" svg:width="11.795cm" svg:height="6.564cm">
          <chartooo:coordinate-region svg:x="2.323cm" svg:y="1.475cm" svg:width="10.803cm" svg:height="5.717cm"/>
          <chart:axis chart:dimension="x" chart:name="primary-x" chart:style-name="ch5" chartooo:axis-type="auto">
            <chartooo:date-scale/>
            <chart:title svg:x="6.523cm" svg:y="8.019cm" chart:style-name="ch6">
              <text:p>Text Test</text:p>
            </chart:title>
            <chart:categories table:cell-range-address="Sheet1.C5:Sheet1.C9"/>
          </chart:axis>
          <chart:axis chart:dimension="x" chart:name="secondary-x" chart:style-name="ch7"/>
          <chart:axis chart:dimension="y" chart:name="primary-y" chart:style-name="ch8">
            <chart:title svg:x="0.451cm" svg:y="6.043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Sheet1.D5:Sheet1.D9" chart:label-cell-address="Sheet1.D2:Sheet1.D2" chart:class="chart:bar">
            <chart:data-point chart:repeated="5"/>
          </chart:series>
          <chart:series chart:style-name="ch12" chart:values-cell-range-address="Sheet1.E5:Sheet1.E9" chart:label-cell-address="Sheet1.E2:Sheet1.E2" chart:class="chart:bar">
            <chart:data-point chart:repeated="5"/>
          </chart:series>
          <chart:series chart:style-name="ch13" chart:values-cell-range-address="Sheet1.F5:Sheet1.F9" chart:label-cell-address="Sheet1.F2:Sheet1.F2" chart:class="chart:bar">
            <chart:data-point chart:repeated="5"/>
          </chart:series>
          <chart:series chart:style-name="ch14" chart:values-cell-range-address="Sheet1.G5:Sheet1.G9" chart:label-cell-address="Sheet1.G2:Sheet1.G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spberry pi</text:p>
                <draw:g>
                  <svg:desc>Sheet1.D2:Sheet1.D2</svg:desc>
                </draw:g>
              </table:table-cell>
              <table:table-cell office:value-type="string">
                <text:p>laptop1</text:p>
                <draw:g>
                  <svg:desc>Sheet1.E2:Sheet1.E2</svg:desc>
                </draw:g>
              </table:table-cell>
              <table:table-cell office:value-type="string">
                <text:p>laptop2</text:p>
                <draw:g>
                  <svg:desc>Sheet1.F2:Sheet1.F2</svg:desc>
                </draw:g>
              </table:table-cell>
              <table:table-cell office:value-type="string">
                <text:p>desktop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cket</text:p>
                <draw:g>
                  <svg:desc>Sheet1.C5:Sheet1.C9</svg:desc>
                </draw:g>
              </table:table-cell>
              <table:table-cell office:value-type="float" office:value="0.949294567108154">
                <text:p>0.949294567108154</text:p>
                <draw:g>
                  <svg:desc>Sheet1.D5:Sheet1.D9</svg:desc>
                </draw:g>
              </table:table-cell>
              <table:table-cell office:value-type="float" office:value="0.433501720428467">
                <text:p>0.433501720428467</text:p>
                <draw:g>
                  <svg:desc>Sheet1.E5:Sheet1.E9</svg:desc>
                </draw:g>
              </table:table-cell>
              <table:table-cell office:value-type="float" office:value="0.269920110702515">
                <text:p>0.269920110702515</text:p>
                <draw:g>
                  <svg:desc>Sheet1.F5:Sheet1.F9</svg:desc>
                </draw:g>
              </table:table-cell>
              <table:table-cell office:value-type="float" office:value="0.208037137985229">
                <text:p>0.208037137985229</text:p>
                <draw:g>
                  <svg:desc>Sheet1.G5:Sheet1.G9</svg:desc>
                </draw:g>
              </table:table-cell>
            </table:table-row>
            <table:table-row>
              <table:table-cell office:value-type="string">
                <text:p>pride1</text:p>
              </table:table-cell>
              <table:table-cell office:value-type="float" office:value="1.2240138053894">
                <text:p>1.2240138053894</text:p>
              </table:table-cell>
              <table:table-cell office:value-type="float" office:value="0.465849161148071">
                <text:p>0.465849161148071</text:p>
              </table:table-cell>
              <table:table-cell office:value-type="float" office:value="0.27591609954834">
                <text:p>0.27591609954834</text:p>
              </table:table-cell>
              <table:table-cell office:value-type="float" office:value="0.224612236022949">
                <text:p>0.224612236022949</text:p>
              </table:table-cell>
            </table:table-row>
            <table:table-row>
              <table:table-cell office:value-type="string">
                <text:p>pride10</text:p>
              </table:table-cell>
              <table:table-cell office:value-type="float" office:value="5.04536890983582">
                <text:p>5.04536890983582</text:p>
              </table:table-cell>
              <table:table-cell office:value-type="float" office:value="1.22123289108276">
                <text:p>1.22123289108276</text:p>
              </table:table-cell>
              <table:table-cell office:value-type="float" office:value="0.669810056686401">
                <text:p>0.669810056686401</text:p>
              </table:table-cell>
              <table:table-cell office:value-type="float" office:value="0.629442691802979">
                <text:p>0.629442691802979</text:p>
              </table:table-cell>
            </table:table-row>
            <table:table-row>
              <table:table-cell office:value-type="string">
                <text:p>pride100</text:p>
              </table:table-cell>
              <table:table-cell office:value-type="float" office:value="37.4046270847321">
                <text:p>37.4046270847321</text:p>
              </table:table-cell>
              <table:table-cell office:value-type="float" office:value="9.96339297294617">
                <text:p>9.96339297294617</text:p>
              </table:table-cell>
              <table:table-cell office:value-type="float" office:value="5.35229730606079">
                <text:p>5.35229730606079</text:p>
              </table:table-cell>
              <table:table-cell office:value-type="float" office:value="4.58742928504944">
                <text:p>4.58742928504944</text:p>
              </table:table-cell>
            </table:table-row>
            <table:table-row>
              <table:table-cell office:value-type="string">
                <text:p>pride1000</text:p>
              </table:table-cell>
              <table:table-cell office:value-type="float" office:value="252.932074785233">
                <text:p>252.932074785233</text:p>
              </table:table-cell>
              <table:table-cell office:value-type="float" office:value="90.8320808410645">
                <text:p>90.8320808410645</text:p>
              </table:table-cell>
              <table:table-cell office:value-type="float" office:value="48.6596572399139">
                <text:p>48.6596572399139</text:p>
              </table:table-cell>
              <table:table-cell office:value-type="float" office:value="26.1824762821197">
                <text:p>26.18247628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